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2138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0543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075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8" style:family="paragraph" style:parent-style-name="Standard">
      <style:paragraph-properties style:line-height-at-least="0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9" style:family="paragraph" style:parent-style-name="Standard">
      <style:paragraph-properties style:line-height-at-least="0in"/>
      <style:text-properties style:text-position="super 58%" style:font-name="Times New Roman1" fo:font-size="10pt" officeooo:paragraph-rsid="00564ee6" style:font-name-asian="MS PGothic" style:font-size-asian="10pt" style:font-name-complex="MS PGothic" style:font-size-complex="10pt"/>
    </style:style>
    <style:style style:name="P10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/>
    </style:style>
    <style:style style:name="P11" style:family="paragraph" style:parent-style-name="Standard">
      <style:paragraph-properties fo:line-height="0.0008in"/>
      <style:text-properties style:font-name="Times New Roman1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0083in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13" style:family="paragraph" style:parent-style-name="Standard">
      <style:paragraph-properties fo:line-height="0.0075in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fo:margin-left="0.2083in" fo:margin-right="0in" style:line-height-at-least="0in" fo:text-indent="0in" style:auto-text-indent="false"/>
    </style:style>
    <style:style style:name="P1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17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19" style:family="paragraph" style:parent-style-name="Standard">
      <style:paragraph-properties fo:margin-left="0.2083in" fo:margin-right="0in" fo:line-height="98%" fo:text-indent="0in" style:auto-text-indent="false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0pt" style:font-size-asian="10pt" style:font-size-complex="10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style:font-size-asian="10pt" style:font-size-complex="10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564ee6" style:font-size-asian="10pt" style:font-size-complex="10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5ba517" style:font-size-asian="10pt" style:font-size-complex="10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officeooo:paragraph-rsid="00564ee6" style:font-name-asian="Times New Roman" style:font-size-asian="10pt" style:font-style-asian="italic" style:font-weight-asian="bold" style:font-name-complex="Times New Roman" style:font-size-complex="10pt"/>
    </style:style>
    <style:style style:name="P27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28" style:family="paragraph" style:parent-style-name="Standard">
      <style:paragraph-properties fo:line-height="0.0083in"/>
      <style:text-properties style:font-name="Times New Roman1" fo:font-size="10pt" officeooo:paragraph-rsid="00564ee6" style:font-name-asian="Times New Roman" style:font-size-asian="10pt" style:font-name-complex="Times New Roman" style:font-size-complex="10pt"/>
    </style:style>
    <style:style style:name="P29" style:family="paragraph" style:parent-style-name="Standard" style:list-style-name="L3">
      <style:paragraph-properties fo:line-height="91%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style:line-height-at-least="0in"/>
      <style:text-properties officeooo:paragraph-rsid="005fe2f7"/>
    </style:style>
    <style:style style:name="P31" style:family="paragraph" style:parent-style-name="Standard" style:list-style-name="L3">
      <style:paragraph-properties style:line-height-at-least="0in"/>
      <style:text-properties officeooo:paragraph-rsid="005fe2f7"/>
    </style:style>
    <style:style style:name="P32" style:family="paragraph" style:parent-style-name="Standard" style:list-style-name="L3">
      <style:paragraph-properties fo:line-height="0.0134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33" style:family="paragraph" style:parent-style-name="Standard">
      <style:paragraph-properties style:line-height-at-least="0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34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5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6" style:family="paragraph" style:parent-style-name="Standard" style:list-style-name="WW8Num1">
      <style:paragraph-properties fo:margin-left="0.7083in" fo:margin-right="0.1945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officeooo:rsid="0054b7fb" officeooo:paragraph-rsid="00564ee6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0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/>
    </style:style>
    <style:style style:name="P41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2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3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officeooo:paragraph-rsid="005c2b62"/>
    </style:style>
    <style:style style:name="P44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0pt" officeooo:rsid="0054b7fb" officeooo:paragraph-rsid="005c2b62" style:font-name-asian="Times New Roman" style:font-size-asian="10pt" style:font-name-complex="Times New Roman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1c34" style:font-name-asian="Times New Roman" style:font-name-complex="Times New Roman"/>
    </style:style>
    <style:style style:name="T3" style:family="text">
      <style:text-properties style:font-name="Times New Roman" officeooo:rsid="0003c30f" style:font-name-asian="Times New Roman" style:font-name-complex="Times New Roman"/>
    </style:style>
    <style:style style:name="T4" style:family="text">
      <style:text-properties style:font-name="Times New Roman" officeooo:rsid="001fcf2d" style:font-name-asian="Times New Roman" style:font-name-complex="Times New Roman"/>
    </style:style>
    <style:style style:name="T5" style:family="text">
      <style:text-properties style:font-name="Times New Roman" officeooo:rsid="0022385f" style:font-name-asian="Times New Roman" style:font-name-complex="Times New Roman"/>
    </style:style>
    <style:style style:name="T6" style:family="text">
      <style:text-properties style:font-name="Times New Roman" officeooo:rsid="0027ca80" style:font-name-asian="Times New Roman" style:font-name-complex="Times New Roman"/>
    </style:style>
    <style:style style:name="T7" style:family="text">
      <style:text-properties style:font-name="Times New Roman" officeooo:rsid="002c78d6" style:font-name-asian="Times New Roman" style:font-name-complex="Times New Roman"/>
    </style:style>
    <style:style style:name="T8" style:family="text">
      <style:text-properties style:font-name="Times New Roman" officeooo:rsid="002e4c41" style:font-name-asian="Times New Roman" style:font-name-complex="Times New Roman"/>
    </style:style>
    <style:style style:name="T9" style:family="text">
      <style:text-properties style:font-name="Times New Roman" officeooo:rsid="002f9141" style:font-name-asian="Times New Roman" style:font-name-complex="Times New Roman"/>
    </style:style>
    <style:style style:name="T10" style:family="text">
      <style:text-properties style:font-name="Times New Roman" officeooo:rsid="0030c33d" style:font-name-asian="Times New Roman" style:font-name-complex="Times New Roman"/>
    </style:style>
    <style:style style:name="T11" style:family="text">
      <style:text-properties style:font-name="Times New Roman" officeooo:rsid="0033a82c" style:font-name-asian="Times New Roman" style:font-name-complex="Times New Roman"/>
    </style:style>
    <style:style style:name="T12" style:family="text">
      <style:text-properties style:font-name="Times New Roman" officeooo:rsid="0033d870" style:font-name-asian="Times New Roman" style:font-name-complex="Times New Roman"/>
    </style:style>
    <style:style style:name="T13" style:family="text">
      <style:text-properties style:font-name="Times New Roman" officeooo:rsid="00353a77" style:font-name-asian="Times New Roman" style:font-name-complex="Times New Roman"/>
    </style:style>
    <style:style style:name="T14" style:family="text">
      <style:text-properties style:font-name="Times New Roman" officeooo:rsid="003a1331" style:font-name-asian="Times New Roman" style:font-name-complex="Times New Roman"/>
    </style:style>
    <style:style style:name="T15" style:family="text">
      <style:text-properties style:font-name="Times New Roman" fo:font-weight="bold" style:font-name-asian="Times New Roman" style:font-weight-asian="bold" style:font-name-complex="Times New Roman"/>
    </style:style>
    <style:style style:name="T16" style:family="text">
      <style:text-properties style:font-name="Times New Roman" fo:font-size="11pt" style:font-name-asian="Times New Roman" style:font-size-asian="11pt" style:font-name-complex="Times New Roman"/>
    </style:style>
    <style:style style:name="T17" style:family="text">
      <style:text-properties style:font-name="Times New Roman" fo:font-size="11pt" officeooo:rsid="005d6736" style:font-name-asian="Times New Roman" style:font-size-asian="11pt" style:font-name-complex="Times New Roman"/>
    </style:style>
    <style:style style:name="T18" style:family="text">
      <style:text-properties style:font-name-asian="Times New Roman" style:font-name-complex="Times New Roman"/>
    </style:style>
    <style:style style:name="T19" style:family="text">
      <style:text-properties officeooo:rsid="0048788c" style:font-name-asian="Times New Roman" style:font-name-complex="Times New Roman"/>
    </style:style>
    <style:style style:name="T20" style:family="text">
      <style:text-properties style:font-name-asian="Times New Roman" style:font-name-complex="Times New Roman" style:font-size-complex="10pt"/>
    </style:style>
    <style:style style:name="T21" style:family="text">
      <style:text-properties fo:font-weight="bold" style:font-name-asian="Times New Roman" style:font-weight-asian="bold" style:font-name-complex="Times New Roman"/>
    </style:style>
    <style:style style:name="T22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3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4" style:family="text">
      <style:text-properties fo:font-weight="bold" officeooo:rsid="000fb89b" style:font-name-asian="Times New Roman" style:font-weight-asian="bold" style:font-name-complex="Times New Roman"/>
    </style:style>
    <style:style style:name="T25" style:family="text">
      <style:text-properties fo:font-weight="bold" officeooo:rsid="0034c8df" style:font-name-asian="Times New Roman" style:font-weight-asian="bold" style:font-name-complex="Times New Roman"/>
    </style:style>
    <style:style style:name="T26" style:family="text">
      <style:text-properties fo:font-weight="bold" officeooo:rsid="004cedfd" style:font-name-asian="Times New Roman" style:font-weight-asian="bold" style:font-name-complex="Times New Roman"/>
    </style:style>
    <style:style style:name="T27" style:family="text">
      <style:text-properties fo:font-weight="bold" officeooo:rsid="00519d75" style:font-name-asian="Times New Roman" style:font-weight-asian="bold" style:font-name-complex="Times New Roman"/>
    </style:style>
    <style:style style:name="T28" style:family="text">
      <style:text-properties fo:font-weight="bold" officeooo:rsid="0054b7fb" style:font-name-asian="Times New Roman" style:font-weight-asian="bold" style:font-name-complex="Times New Roman"/>
    </style:style>
    <style:style style:name="T29" style:family="text">
      <style:text-properties fo:font-weight="bold" style:font-name-asian="Times New Roman" style:font-weight-asian="bold" style:font-name-complex="Times New Roman" style:font-size-complex="10pt"/>
    </style:style>
    <style:style style:name="T30" style:family="text">
      <style:text-properties fo:color="#0000ff" style:font-name="Times New Roman" fo:font-size="9pt" style:text-underline-style="solid" style:text-underline-width="auto" style:text-underline-color="font-color" style:font-name-asian="Times New Roman" style:font-size-asian="9pt" style:font-name-complex="Times New Roman"/>
    </style:style>
    <style:style style:name="T31" style:family="text">
      <style:text-properties style:font-name="Times New Roman1" fo:font-size="10pt" style:font-name-asian="Times New Roman" style:font-size-asian="10pt" style:font-name-complex="Times New Roman" style:font-size-complex="10pt"/>
    </style:style>
    <style:style style:name="T32" style:family="text">
      <style:text-properties style:font-name="Times New Roman1" fo:font-size="10pt" officeooo:rsid="000e4fb5" style:font-name-asian="Times New Roman" style:font-size-asian="10pt" style:font-name-complex="Times New Roman" style:font-size-complex="10pt"/>
    </style:style>
    <style:style style:name="T33" style:family="text">
      <style:text-properties style:font-name="Times New Roman1" fo:font-size="10pt" officeooo:rsid="00403f48" style:font-name-asian="Times New Roman" style:font-size-asian="10pt" style:font-name-complex="Times New Roman" style:font-size-complex="10pt"/>
    </style:style>
    <style:style style:name="T34" style:family="text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5" style:family="text"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T36" style:family="text">
      <style:text-properties style:font-name="Times New Roman1" fo:font-size="10pt" fo:font-style="italic" fo:font-weight="bold" officeooo:rsid="000c40ba" style:font-name-asian="Times New Roman" style:font-size-asian="10pt" style:font-style-asian="italic" style:font-weight-asian="bold" style:font-name-complex="Times New Roman" style:font-size-complex="10pt"/>
    </style:style>
    <style:style style:name="T37" style:family="text">
      <style:text-properties style:font-name="Times New Roman1" fo:font-size="10pt" fo:font-style="italic" fo:font-weight="bold" officeooo:rsid="000b273f" style:font-name-asian="Times New Roman" style:font-size-asian="10pt" style:font-style-asian="italic" style:font-weight-asian="bold" style:font-name-complex="Times New Roman" style:font-size-complex="10pt"/>
    </style:style>
    <style:style style:name="T38" style:family="text">
      <style:text-properties fo:font-variant="normal" fo:text-transform="none" style:font-name="Times New Roman1" fo:font-size="10pt" fo:letter-spacing="normal" fo:font-style="normal" fo:font-weight="bold" style:font-name-asian="Times New Roman" style:font-size-asian="10pt" style:font-name-complex="Times New Roman" style:font-size-complex="10pt"/>
    </style:style>
    <style:style style:name="T39" style:family="text">
      <style:text-properties fo:font-variant="normal" fo:text-transform="none" style:font-name="Times New Roman1" fo:font-size="10pt" fo:letter-spacing="normal" fo:font-style="normal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0" style:family="text">
      <style:text-properties fo:font-variant="normal" fo:text-transform="none" fo:letter-spacing="normal" fo:font-style="normal" fo:font-weight="bold" officeooo:rsid="00062e4e" style:font-name-asian="Times New Roman" style:font-weight-asian="bold" style:font-name-complex="Times New Roman"/>
    </style:style>
    <style:style style:name="T41" style:family="text">
      <style:text-properties fo:font-variant="normal" fo:text-transform="none" fo:letter-spacing="normal" fo:font-style="normal" fo:font-weight="normal" officeooo:rsid="00062e4e" style:font-name-asian="Times New Roman" style:font-name-complex="Times New Roman"/>
    </style:style>
    <style:style style:name="T42" style:family="text">
      <style:text-properties fo:font-variant="normal" fo:text-transform="none" style:text-position="0% 100%" style:font-name="Times New Roman1" fo:font-size="10pt" fo:letter-spacing="normal" fo:font-style="normal" fo:font-weight="bold" officeooo:rsid="00062e4e" style:font-name-asian="Times New Roman" style:font-size-asian="10pt" style:font-weight-asian="bold" style:font-name-complex="Times New Roman" style:font-size-complex="10pt"/>
    </style:style>
    <style:style style:name="T43" style:family="text">
      <style:text-properties fo:font-variant="normal" fo:text-transform="none" style:text-position="0% 100%" style:font-name="Times New Roman1" fo:font-size="10pt" fo:letter-spacing="normal" fo:font-style="normal" fo:font-weight="normal" officeooo:rsid="00062e4e" style:font-name-asian="Times New Roman" style:font-size-asian="10pt" style:font-name-complex="Times New Roman" style:font-size-complex="10pt"/>
    </style:style>
    <style:style style:name="T44" style:family="text">
      <style:text-properties fo:font-weight="normal" style:font-name-asian="Times New Roman" style:font-weight-asian="normal" style:font-name-complex="Times New Roman" style:font-weight-complex="normal"/>
    </style:style>
    <style:style style:name="T45" style:family="text">
      <style:text-properties officeooo:rsid="00251725"/>
    </style:style>
    <style:style style:name="T46" style:family="text">
      <style:text-properties officeooo:rsid="004afc09"/>
    </style:style>
    <style:style style:name="T47" style:family="text">
      <style:text-properties officeooo:rsid="004ebc8b"/>
    </style:style>
    <style:style style:name="T48" style:family="text">
      <style:text-properties fo:font-size="10pt" style:font-name-asian="Times New Roman" style:font-size-asian="10pt" style:font-name-complex="Times New Roman" style:font-size-complex="10pt"/>
    </style:style>
    <style:style style:name="T49" style:family="text">
      <style:text-properties fo:font-size="10pt" officeooo:rsid="0049cebd" style:font-name-asian="Times New Roman" style:font-size-asian="10pt" style:font-name-complex="Times New Roman" style:font-size-complex="10pt"/>
    </style:style>
    <style:style style:name="T50" style:family="text">
      <style:text-properties fo:font-size="10pt" officeooo:rsid="002ab80d" style:font-name-asian="Times New Roman" style:font-size-asian="10pt" style:font-name-complex="Times New Roman" style:font-size-complex="10pt"/>
    </style:style>
    <style:style style:name="T51" style:family="text">
      <style:text-properties fo:font-size="10pt" officeooo:rsid="005f58db" style:font-name-asian="Times New Roman" style:font-size-asian="10pt" style:font-name-complex="Times New Roman" style:font-size-complex="10pt"/>
    </style:style>
    <style:style style:name="T52" style:family="text">
      <style:text-properties officeooo:rsid="000e4fb5"/>
    </style:style>
    <style:style style:name="T53" style:family="text">
      <style:text-properties officeooo:rsid="0062b4bb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7"><text:bookmark text:name="page1"/>DAVID SOLODUKHIN</text:p>
        <text:p text:style-name="P2"/>
        <text:p text:style-name="P7">EDUCATION</text:p>
        <text:p text:style-name="P14"/>
        <text:p text:style-name="P1"><text:s/>U.S. CITIZEN | 914-564-8872 | DAVID.SOLODUKHIN@GATECH.EDU</text:p>
      </text:section>
      <text:section text:style-name="Sect2" text:name="Section2">
        <text:p text:style-name="P3"/>
        <text:p text:style-name="P16"><text:span text:style-name="T15">Georgia Institute of Technology - Atlanta, GA</text:span><text:span text:style-name="T1"><text:tab/> <text:s text:c="2"/></text:span><text:span text:style-name="T15">Graduating Dec 2019</text:span></text:p>
        <text:p text:style-name="P18">Candidate for B.S. in Computer Science</text:p>
        <text:p text:style-name="P17">GPA: 3.96/4.0</text:p>
        <text:p text:style-name="P15"><text:span text:style-name="T15">Courses: </text:span><text:span text:style-name="T1">Information Security Lab, </text:span><text:span text:style-name="T9">Distr</text:span><text:span text:style-name="T10">i</text:span><text:span text:style-name="T9">buted </text:span><text:span text:style-name="T1">Systems, Advanced O.S. Development, </text:span><text:span text:style-name="T11">Database System</text:span><text:span text:style-name="T12">s</text:span><text:span text:style-name="T11"> Design, </text:span><text:span text:style-name="T4">Net</text:span><text:span text:style-name="T5">working</text:span></text:p>
        <text:p text:style-name="P15"><text:span text:style-name="T15">Orgs</text:span><text:span text:style-name="T1">: Grey Hat Security CTF team: web exploit engineer, </text:span><text:span text:style-name="T8">Collegiate Cyber Defense Competition Team, </text:span><text:span text:style-name="T1">Linux Users Group; Phi Kappa</text:span><text:span text:style-name="T15"> </text:span><text:span text:style-name="T1">Theta (ΓΤ) Fraternity–</text:span><text:span text:style-name="T15"> </text:span><text:span text:style-name="T1">I.T. Chair</text:span></text:p>
        <text:p text:style-name="P4"/>
        <text:p text:style-name="P10">EXPERIENCE</text:p>
        <text:p text:style-name="P11"/>
        <text:p text:style-name="P20"><text:span text:style-name="T21">Prudential Financial – </text:span><text:span text:style-name="T18">Newark, NJ<text:tab/></text:span><text:span text:style-name="T21">May 2018 – August 2018</text:span></text:p>
        <text:p text:style-name="P24">Software Engineer Intern, Enterprise Services &amp; Systems</text:p>
        <text:p text:style-name="P13"/>
        <text:list xml:id="list2407321797" text:style-name="WW8Num1">
          <text:list-item>
            <text:p text:style-name="P34">Modernized in-house Metadata Management System (TMS) web application, enabling lower query latency, a wider array of query protocols as well as reorganization into <text:span text:style-name="T45">m</text:span>icroservices.</text:p>
          </text:list-item>
        </text:list>
        <text:p text:style-name="P8"/>
        <text:list xml:id="list184812735869402" text:continue-numbering="true" text:style-name="WW8Num1">
          <text:list-item>
            <text:list>
              <text:list-item>
                <text:list>
                  <text:list-item>
                    <text:p text:style-name="P35">Added frontend features using ReactJS (previously JSP) and rewrote Struts2 MVC functionality in Spring MVC(Web).</text:p>
                  </text:list-item>
                  <text:list-item>
                    <text:p text:style-name="P36">Using the Spring Framework, the application is now able to integrate with other middleware tools and provides microservices for metadata management. (Spring Web/Boot, JSP, Strut2, Maven, Gradle, Java 8, Javascript, Reactjs, ES6).</text:p>
                  </text:list-item>
                </text:list>
              </text:list-item>
              <text:list-item>
                <text:p text:style-name="P37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2"><text:span text:style-name="T26">Georgia Tech Database Research Group</text:span><text:span text:style-name="T21"> - </text:span><text:span text:style-name="T18">Georgia Tech<text:tab/><text:tab/> <text:s text:c="5"/></text:span><text:span text:style-name="T27">Feb</text:span><text:span text:style-name="T21"> 201</text:span><text:span text:style-name="T28">9</text:span><text:span text:style-name="T21"> – </text:span><text:span text:style-name="T25"><text:s/></text:span><text:span text:style-name="T27">Present</text:span></text:p>
        <text:p text:style-name="P26">Undergraduate Research<text:span text:style-name="T47">er</text:span>– Dr. <text:span text:style-name="T47">Joy Arulraj – Approximating Queries with Segment Trees</text:span></text:p>
        <text:p text:style-name="P28"/>
        <text:p text:style-name="P9"/>
        <text:list xml:id="list500860575" text:style-name="WW8Num2">
          <text:list-item>
            <text:p text:style-name="P38">Designed and implemented a component in a prototype DBMS architecture to approximate range queries based on dynamic segment tree indexes <text:span text:style-name="T53">(C++).</text:span></text:p>
          </text:list-item>
        </text:list>
        <text:p text:style-name="P23"><text:span text:style-name="T22">College of Computing - </text:span><text:span text:style-name="T44">Georgia Tech</text:span><text:span text:style-name="T18"><text:tab/> <text:s text:c="12"/></text:span><text:span text:style-name="T23">January 2018</text:span><text:span text:style-name="T21"> – </text:span><text:span text:style-name="T24">Present</text:span></text:p>
        <text:p text:style-name="P43"><text:span text:style-name="T35">Undergraduate </text:span><text:span text:style-name="T37">Teaching</text:span><text:span text:style-name="T35"> Assistant – </text:span><text:span text:style-name="T36">Design and Analysis of Operating Systems</text:span></text:p>
        <text:list xml:id="list184813443801525" text:continue-numbering="true" text:style-name="WW8Num2">
          <text:list-item>
            <text:p text:style-name="P44"><text:span text:style-name="T52">Responsibilities consist of hosting office hours to help students understand key operating systems and kernel programming concepts as well as grading. </text:span></text:p>
          </text:list-item>
        </text:list>
        <text:p text:style-name="P21"><text:span text:style-name="T21">Institute for Information Security and Privacy - </text:span><text:span text:style-name="T18">Georgia Tech<text:tab/> <text:s text:c="2"/></text:span><text:span text:style-name="T21">October 2017 – </text:span><text:span text:style-name="T25">October 2018</text:span></text:p>
        <text:p text:style-name="P25">Undergraduate Research<text:span text:style-name="T47">er</text:span> – Dr. Taesoo Kim – <text:span text:style-name="T46">Fuzzification: Anti-Fuzzing Techniques</text:span></text:p>
        <text:p text:style-name="P12"/>
        <text:list xml:id="list184813219040185" text:continue-numbering="true" text:style-name="WW8Num2">
          <text:list-item>
            <text:p text:style-name="P41">Designed and evaluated new anti-fuzzing techniques to slow down modern fuzzers and protect software from malicious fuzzing.</text:p>
          </text:list-item>
          <text:list-item>
            <text:p text:style-name="P39"><text:span text:style-name="T18">Wrote LLVM passes in </text:span><text:span text:style-name="T21">C++</text:span><text:span text:style-name="T18"> to implement anti-fuzzing techniques in existing Linux executables.</text:span></text:p>
          </text:list-item>
        </text:list>
        <text:p text:style-name="P8"/>
        <text:list xml:id="list184811546119560" text:continue-numbering="true" text:style-name="WW8Num2">
          <text:list-item>
            <text:p text:style-name="P42"><text:span text:style-name="T18">Automated </text:span><text:span text:style-name="T19">source-code </text:span><text:span text:style-name="T18">instrumentation, unit testing of anti-fuzzing methods as well as analysis and plotting of fuzzing statistics with </text:span><text:span text:style-name="T21">Python</text:span><text:span text:style-name="T18">.</text:span></text:p>
          </text:list-item>
        </text:list>
        <text:p text:style-name="P8"/>
        <text:list xml:id="list184811670983654" text:continue-numbering="true" text:style-name="WW8Num2">
          <text:list-item>
            <text:p text:style-name="P40"><text:span text:style-name="T48">Revised and edited final paper which was submitted to USENIX</text:span><text:span text:style-name="T49">(201</text:span><text:span text:style-name="T51">9</text:span><text:span text:style-name="T49">)</text:span><text:span text:style-name="T48"> and Black Hat </text:span><text:span text:style-name="T50">(pending)</text:span><text:span text:style-name="T48">.</text:span></text:p>
          </text:list-item>
        </text:list>
        <text:p text:style-name="Standard"/>
        <text:p text:style-name="P30"><text:span text:style-name="T16">PROJECTS, CVES, </text:span><text:span text:style-name="T17">PAPERS</text:span><text:span text:style-name="T16">– </text:span><text:a xlink:type="simple" xlink:href="https://www.github.com/david-Solodukhin" text:style-name="Internet_20_link" text:visited-style-name="Visited_20_Internet_20_Link"><text:span text:style-name="T30">GITHUB.COM/DAVID -SOLODUKHIN</text:span></text:a></text:p>
        <text:list xml:id="list607659931" text:style-name="L3">
          <text:list-item>
            <text:p text:style-name="P31"><text:span text:style-name="T34">Linux Kernel Modules </text:span><text:span text:style-name="T31">(kernel v4.15.18): Developed a module which starts a UDP server process within the kernel for</text:span><text:span text:style-name="T34"> </text:span><text:span text:style-name="T31">transmitting O.S. filesystem, process stats. Implemented a kernel module for network traffic artificial throttling and packet proxy. Modules were written in C.</text:span></text:p>
          </text:list-item>
          <text:list-item>
            <text:p text:style-name="P31"><text:span text:style-name="T42">Linux Kernel Hypervisor(KVM) Scheduler</text:span><text:span text:style-name="T43">: KVM management app that load balances up to 24 virtual machines on a</text:span><text:span text:style-name="T42"> </text:span><text:span text:style-name="T43">multi core processor based on virtual CPU &amp; memory load, leading to </text:span><text:span text:style-name="T42">~%5</text:span><text:span text:style-name="T43"> more throughput compared to native KVM (C,C++)</text:span></text:p>
          </text:list-item>
          <text:list-item>
            <text:p text:style-name="P31"><text:span text:style-name="T34">(K)ASLR and PIE for xv6</text:span><text:span text:style-name="T31">: Implemented user-space ASLR and simple kernel ASLR for the xv6 operating system. Also</text:span><text:span text:style-name="T34"> </text:span><text:span text:style-name="T31">added custom PIE support for xv6 binaries.</text:span></text:p>
          </text:list-item>
          <text:list-item>
            <text:p text:style-name="P31"><text:span text:style-name="T38">Map-Reduce GRPC Implementation: </text:span><text:span text:style-name="T39">Map-Reduce architecture using GRPC for rpc communication between cluster workers and master. Architecture includes separate worker and master applications written in C++ for Linux.</text:span></text:p>
          </text:list-item>
          <text:list-item>
            <text:p text:style-name="P31"><text:span text:style-name="T34">Wolfram Alpha Bug: </text:span><text:span text:style-name="T31">Found SSRF vulnerability in Wolfram Alpha’s api giving access to premium features for free.</text:span></text:p>
          </text:list-item>
          <text:list-item>
            <text:p text:style-name="P32"/>
          </text:list-item>
          <text:list-item>
            <text:p text:style-name="P29">Contacted WA team and exploit was patched.</text:p>
          </text:list-item>
        </text:list>
        <text:p text:style-name="P5"/>
        <text:p text:style-name="P7">SKILLS</text:p>
        <text:p text:style-name="P3"/>
        <text:p text:style-name="P15"><text:span text:style-name="T15">Languages: </text:span><text:span text:style-name="T1">Java, C++, </text:span><text:span text:style-name="T6">C,</text:span><text:span text:style-name="T1"> Javascript, Python, (PL)SQL, Perl, PHP, x86/64 ISA (GAS, FASM)</text:span></text:p>
        <text:p text:style-name="P6"/>
        <text:p text:style-name="P19"><text:span text:style-name="T15">Technologies &amp; Tools: </text:span><text:span text:style-name="T1">Reactjs, Maven, Gradle, Node.js, JQuery, Android SDK, LLVM(Clang), Git, Mercurial, JSP, Oracle</text:span><text:span text:style-name="T15"> </text:span><text:span text:style-name="T1">Weblogic, Struts2, Spring Web, </text:span><text:span text:style-name="T2">Dart, Flutt</text:span><text:span text:style-name="T3">er, </text:span><text:span text:style-name="T1">KVM/QEMU, libvirt, Bash, Burp, IDA, Wireshark, Kali tools, Metasploit, PowerShell, Docker, DHT, Map-Reduce, </text:span><text:span text:style-name="T7">Database Systems, </text:span><text:span text:style-name="T13">OpenMP, MPI</text:span></text:p>
        <text:p text:style-name="P15"><text:span text:style-name="T15">Security: </text:span><text:span text:style-name="T1">Reverse Engineering, Digital Forensics, Pentesting, ROP, Linux Kernel-security, privilege escalation, fuzzing, WebLogic, Wildfly, AWS, </text:span><text:span text:style-name="T14">Active Directory</text:span></text:p>
        <text:p text:style-name="P15"><text:span text:style-name="T15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9T18:48:11.235342203</dc:date>
    <meta:editing-duration>PT2H17M39S</meta:editing-duration>
    <meta:editing-cycles>76</meta:editing-cycles>
    <meta:generator>LibreOffice/6.2.0.3$Linux_X86_64 LibreOffice_project/20$Build-3</meta:generator>
    <meta:document-statistic meta:table-count="0" meta:image-count="0" meta:object-count="0" meta:page-count="1" meta:paragraph-count="40" meta:word-count="587" meta:character-count="4172" meta:non-whitespace-character-count="3603"/>
  </office:meta>
</office:document-meta>
</file>